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555in"/>
    </style:style>
    <style:style style:name="co3" style:family="table-column">
      <style:table-column-properties fo:break-before="auto" style:column-width="1.716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4543in"/>
    </style:style>
    <style:style style:name="co9" style:family="table-column">
      <style:table-column-properties fo:break-before="auto" style:column-width="0.6016in"/>
    </style:style>
    <style:style style:name="co10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ro7" style:family="table-row">
      <style:table-row-properties style:row-height="0.1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7"/>
        <table:table-column table:style-name="co10" table:default-cell-style-name="ce11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50">
            <text:p>50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4]/[.E4]*[.F4]" office:value-type="float" office:value="50">
            <text:p>50.00</text:p>
          </table:table-cell>
          <table:table-cell table:number-columns-repeated="1017"/>
        </table:table-row>
        <table:table-row table:style-name="ro7"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5">
            <text:p>5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5]/[.E5]*[.F5]" office:value-type="float" office:value="5">
            <text:p>5.00</text:p>
          </table:table-cell>
          <table:table-cell table:number-columns-repeated="1017"/>
        </table:table-row>
        <table:table-row table:style-name="ro7"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6.15">
            <text:p>26.15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6]/[.E6]*[.F6]" office:value-type="float" office:value="26.15">
            <text:p>26.15</text:p>
          </table:table-cell>
          <table:table-cell table:number-columns-repeated="1017"/>
        </table:table-row>
        <table:table-row table:style-name="ro7">
          <table:table-cell office:value-type="string">
            <text:p>screen-mask</text:p>
          </table:table-cell>
          <table:table-cell/>
          <table:table-cell office:value-type="string">
            <text:p>jv</text:p>
          </table:table-cell>
          <table:table-cell office:value-type="float" office:value="3">
            <text:p>3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7]/[.E7]*[.F7]" office:value-type="float" office:value="3">
            <text:p>3.00</text:p>
          </table:table-cell>
          <table:table-cell table:number-columns-repeated="1017"/>
        </table:table-row>
        <table:table-row table:style-name="ro7">
          <table:table-cell office:value-type="string">
            <text:p>pcb cv riser</text:p>
          </table:table-cell>
          <table:table-cell/>
          <table:table-cell office:value-type="string">
            <text:p>jv</text:p>
          </table:table-cell>
          <table:table-cell office:value-type="float" office:value="2">
            <text:p>2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8]/[.E8]*[.F8]" office:value-type="float" office:value="2">
            <text:p>2.00</text:p>
          </table:table-cell>
          <table:table-cell table:number-columns-repeated="1017"/>
        </table:table-row>
        <table:table-row table:style-name="ro6"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D9]/[.E9]*[.F9]" office:value-type="float" office:value="4">
            <text:p>4.00</text:p>
          </table:table-cell>
          <table:table-cell table:number-columns-repeated="1017"/>
        </table:table-row>
        <table:table-row table:style-name="ro6"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D10]/[.E10]*[.F10]" office:value-type="float" office:value="4">
            <text:p>4.00</text:p>
          </table:table-cell>
          <table:table-cell table:number-columns-repeated="1017"/>
        </table:table-row>
        <table:table-row table:style-name="ro6"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D11]/[.E11]*[.F11]" office:value-type="float" office:value="4">
            <text:p>4.00</text:p>
          </table:table-cell>
          <table:table-cell table:number-columns-repeated="1017"/>
        </table:table-row>
        <table:table-row table:style-name="ro6"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12]/[.E12]*[.F12]" office:value-type="float" office:value="1">
            <text:p>1.00</text:p>
          </table:table-cell>
          <table:table-cell table:number-columns-repeated="1017"/>
        </table:table-row>
        <table:table-row table:style-name="ro6"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D13]/[.E13]*[.F13]" office:value-type="float" office:value="6.99">
            <text:p>6.99</text:p>
          </table:table-cell>
          <table:table-cell table:number-columns-repeated="1017"/>
        </table:table-row>
        <table:table-row table:style-name="ro6"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D14]/[.E14]*[.F14]" office:value-type="float" office:value="4.59">
            <text:p>4.59</text:p>
          </table:table-cell>
          <table:table-cell table:number-columns-repeated="1017"/>
        </table:table-row>
        <table:table-row table:style-name="ro7"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26">
            <text:p>26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15]/[.E15]*[.F15]" office:value-type="float" office:value="26">
            <text:p>26.00</text:p>
          </table:table-cell>
          <table:table-cell table:number-columns-repeated="1017"/>
        </table:table-row>
        <table:table-row table:style-name="ro6"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">
            <text:p>8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16]/[.E16]*[.F16]" office:value-type="float" office:value="8">
            <text:p>8.00</text:p>
          </table:table-cell>
          <table:table-cell table:number-columns-repeated="1017"/>
        </table:table-row>
        <table:table-row table:style-name="ro4"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D17]/[.E17]*[.F17]" office:value-type="float" office:value="0.324">
            <text:p>0.32</text:p>
          </table:table-cell>
          <table:table-cell table:number-columns-repeated="1017"/>
        </table:table-row>
        <table:table-row table:style-name="ro4"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0" table:formula="of:=[.D18]/[.E18]*[.F18]" office:value-type="float" office:value="4.08">
            <text:p>4.08</text:p>
          </table:table-cell>
          <table:table-cell table:number-columns-repeated="1017"/>
        </table:table-row>
        <table:table-row table:style-name="ro4"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D19]/[.E19]*[.F19]" office:value-type="float" office:value="3.42">
            <text:p>3.42</text:p>
          </table:table-cell>
          <table:table-cell table:number-columns-repeated="1017"/>
        </table:table-row>
        <table:table-row table:style-name="ro4">
          <table:table-cell office:value-type="string">
            <text:p>thread</text:p>
          </table:table-cell>
          <table:table-cell/>
          <table:table-cell office:value-type="string">
            <text:p>mm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 table:formula="of:=[.D20]/[.E20]*[.F20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D21]/[.E21]*[.F21]" office:value-type="float" office:value="0.0692">
            <text:p>0.07</text:p>
          </table:table-cell>
          <table:table-cell table:number-columns-repeated="1017"/>
        </table:table-row>
        <table:table-row table:style-name="ro4"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D22]/[.E22]*[.F22]" office:value-type="float" office:value="0.411">
            <text:p>0.41</text:p>
          </table:table-cell>
          <table:table-cell table:number-columns-repeated="1017"/>
        </table:table-row>
        <table:table-row table:style-name="ro4"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style-name="ce10" table:formula="of:=[.D23]/[.E23]*[.F23]" office:value-type="float" office:value="0.2981">
            <text:p>0.30</text:p>
          </table:table-cell>
          <table:table-cell table:number-columns-repeated="1017"/>
        </table:table-row>
        <table:table-row table:style-name="ro4"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D24]/[.E24]*[.F24]" office:value-type="float" office:value="0.328">
            <text:p>0.33</text:p>
          </table:table-cell>
          <table:table-cell table:number-columns-repeated="1017"/>
        </table:table-row>
        <table:table-row table:style-name="ro4"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style-name="ce10" table:formula="of:=[.D25]/[.E25]*[.F25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style-name="ce10" table:formula="of:=[.D26]/[.E26]*[.F26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?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D27]/[.E27]*[.F27]" office:value-type="float" office:value="11">
            <text:p>11.00</text:p>
          </table:table-cell>
          <table:table-cell table:number-columns-repeated="1017"/>
        </table:table-row>
        <table:table-row table:style-name="ro7"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D28]/[.E28]*[.F28]" office:value-type="float" office:value="2.39">
            <text:p>2.39</text:p>
          </table:table-cell>
          <table:table-cell table:number-columns-repeated="1017"/>
        </table:table-row>
        <table:table-row table:style-name="ro7"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D29]/[.E29]*[.F29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style-name="ce10" table:formula="of:=[.D30]/[.E30]*[.F30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style-name="ce10" table:formula="of:=[.D31]/[.E31]*[.F31]" office:value-type="float" office:value="0">
            <text:p>0.00</text:p>
          </table:table-cell>
          <table:table-cell table:number-columns-repeated="1017"/>
        </table:table-row>
        <table:table-row table:style-name="ro4">
          <table:table-cell table:number-columns-repeated="3"/>
          <table:table-cell/>
          <table:table-cell office:value-type="float" office:value="1">
            <text:p>1</text:p>
          </table:table-cell>
          <table:table-cell/>
          <table:table-cell table:style-name="ce10" table:formula="of:=[.D32]/[.E32]*[.F32]" office:value-type="float" office:value="0">
            <text:p>0.00</text:p>
          </table:table-cell>
          <table:table-cell table:number-columns-repeated="1017"/>
        </table:table-row>
        <table:table-row table:style-name="ro6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5"/>
        </table:table-row>
        <table:table-row table:style-name="ro6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4]/[.E34]*[.F34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5"/>
        </table:table-row>
        <table:table-row table:style-name="ro6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5]/[.E35]*[.F35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5"/>
        </table:table-row>
        <table:table-row table:style-name="ro6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6]/[.E36]*[.F36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5"/>
        </table:table-row>
        <table:table-row table:style-name="ro6">
          <table:table-cell office:value-type="string">
            <text:p>CY62157EV30LL-45ZSXI</text:p>
          </table:table-cell>
          <table:table-cell office:value-type="string">
            <text:p>428-2079-ND</text:p>
          </table:table-cell>
          <table:table-cell office:value-type="string">
            <text:p>dk</text:p>
          </table:table-cell>
          <table:table-cell office:value-type="float" office:value="990">
            <text:p>99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9.9">
            <text:p>9.90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5"/>
        </table:table-row>
        <table:table-row table:style-name="ro6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D38]/[.E38]*[.F38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5"/>
        </table:table-row>
        <table:table-row table:style-name="ro6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5"/>
        </table:table-row>
        <table:table-row table:style-name="ro6"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0]/[.E40]*[.F40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5"/>
        </table:table-row>
        <table:table-row table:style-name="ro6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1]/[.E41]*[.F41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5"/>
        </table:table-row>
        <table:table-row table:style-name="ro6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2]/[.E42]*[.F42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5"/>
        </table:table-row>
        <table:table-row table:style-name="ro6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3]/[.E43]*[.F43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5"/>
        </table:table-row>
        <table:table-row table:style-name="ro6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44]/[.E44]*[.F44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5"/>
        </table:table-row>
        <table:table-row table:style-name="ro6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45]/[.E45]*[.F45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5"/>
        </table:table-row>
        <table:table-row table:style-name="ro6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6]/[.E46]*[.F46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5"/>
        </table:table-row>
        <table:table-row table:style-name="ro6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47]/[.E47]*[.F47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5"/>
        </table:table-row>
        <table:table-row table:style-name="ro6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8]/[.E48]*[.F48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5"/>
        </table:table-row>
        <table:table-row table:style-name="ro6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9]/[.E49]*[.F49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5"/>
        </table:table-row>
        <table:table-row table:style-name="ro6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0]/[.E50]*[.F50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5"/>
        </table:table-row>
        <table:table-row table:style-name="ro6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51]/[.E51]*[.F51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5"/>
        </table:table-row>
        <table:table-row table:style-name="ro6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52]/[.E52]*[.F52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5"/>
        </table:table-row>
        <table:table-row table:style-name="ro4"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53]/[.E53]*[.F53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5"/>
        </table:table-row>
        <table:table-row table:style-name="ro4"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D54]/[.E54]*[.F54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5"/>
        </table:table-row>
        <table:table-row table:style-name="ro4"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D55]/[.E55]*[.F55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6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56]/[.E56]*[.F56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5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57]/[.E57]*[.F57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6"/>
        </table:table-row>
        <table:table-row table:style-name="ro6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8]/[.E58]*[.F58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5"/>
        </table:table-row>
        <table:table-row table:style-name="ro7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9]/[.E59]*[.F59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6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0]/[.E60]*[.F60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5"/>
        </table:table-row>
        <table:table-row table:style-name="ro6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61]/[.E61]*[.F61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5"/>
        </table:table-row>
        <table:table-row table:style-name="ro6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D62]/[.E62]*[.F62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3]/[.E63]*[.F63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D64]/[.E64]*[.F64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5]/[.E65]*[.F65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6]/[.E66]*[.F66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5"/>
        </table:table-row>
        <table:table-row table:style-name="ro6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67]/[.E67]*[.F67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5"/>
        </table:table-row>
        <table:table-row table:style-name="ro6"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68]/[.E68]*[.F68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5"/>
        </table:table-row>
        <table:table-row table:style-name="ro6"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69]/[.E69]*[.F69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5"/>
        </table:table-row>
        <table:table-row table:style-name="ro6"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0]/[.E70]*[.F70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5"/>
        </table:table-row>
        <table:table-row table:style-name="ro4"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D71]/[.E71]*[.F71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6"/>
        </table:table-row>
        <table:table-row table:style-name="ro6"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2]/[.E72]*[.F72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5"/>
        </table:table-row>
        <table:table-row table:style-name="ro4">
          <table:table-cell table:number-columns-repeated="3"/>
          <table:table-cell/>
          <table:table-cell table:number-columns-repeated="2" office:value-type="float" office:value="1">
            <text:p>1</text:p>
          </table:table-cell>
          <table:table-cell table:formula="of:=[.D73]/[.E73]*[.F73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6"/>
        </table:table-row>
        <table:table-row table:style-name="ro6"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D74]/[.E74]*[.F74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5"/>
        </table:table-row>
        <table:table-row table:style-name="ro6"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5]/[.E75]*[.F75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5"/>
        </table:table-row>
        <table:table-row table:style-name="ro6"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6]/[.E76]*[.F76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5"/>
        </table:table-row>
        <table:table-row table:style-name="ro6"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7]/[.E77]*[.F77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5"/>
        </table:table-row>
        <table:table-row table:style-name="ro6"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D78]/[.E78]*[.F78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5"/>
        </table:table-row>
        <table:table-row table:style-name="ro6"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9]/[.E79]*[.F79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5"/>
        </table:table-row>
        <table:table-row table:style-name="ro7"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D80]/[.E80]*[.F80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5"/>
        </table:table-row>
        <table:table-row table:style-name="ro7"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1]/[.E81]*[.F81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5"/>
        </table:table-row>
        <table:table-row table:style-name="ro6"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D82]/[.E82]*[.F82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6"/>
        </table:table-row>
        <table:table-row table:style-name="ro7"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3]/[.E83]*[.F83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5"/>
        </table:table-row>
        <table:table-row table:style-name="ro7"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4]/[.E84]*[.F84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5"/>
        </table:table-row>
        <table:table-row table:style-name="ro7">
          <table:table-cell office:value-type="string">
            <text:p>PPTC032LFBN-RC</text:p>
          </table:table-cell>
          <table:table-cell office:value-type="string">
            <text:p>S7071-ND</text:p>
          </table:table-cell>
          <table:table-cell office:value-type="string">
            <text:p>dk</text:p>
          </table:table-cell>
          <table:table-cell office:value-type="float" office:value="47.03">
            <text:p>47.0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5]/[.E85]*[.F85]" office:value-type="float" office:value="0.4703">
            <text:p>0.47</text:p>
          </table:table-cell>
          <table:table-cell office:value-type="string">
            <text:p>F-header 2x3, cv</text:p>
          </table:table-cell>
          <table:table-cell office:value-type="string">
            <text:p>J20</text:p>
          </table:table-cell>
          <table:table-cell table:number-columns-repeated="1015"/>
        </table:table-row>
        <table:table-row table:style-name="ro4"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6]/[.E86]*[.F86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6"/>
        </table:table-row>
        <table:table-row table:style-name="ro4">
          <table:table-cell table:number-columns-repeated="6"/>
          <table:table-cell table:formula="of:=SUM([.G4:.G86])" office:value-type="float" office:value="428.142033333333">
            <text:p>428.14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88]/[.E88]*[.F8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89]/[.E89]*[.F8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0]/[.E90]*[.F9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1]/[.E91]*[.F9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2]/[.E92]*[.F9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3]/[.E93]*[.F9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4]/[.E94]*[.F9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5]/[.E95]*[.F9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6]/[.E96]*[.F9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7]/[.E97]*[.F9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8]/[.E98]*[.F9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99]/[.E99]*[.F9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0]/[.E100]*[.F10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1]/[.E101]*[.F10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2]/[.E102]*[.F10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3]/[.E103]*[.F10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4]/[.E104]*[.F10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5]/[.E105]*[.F10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6]/[.E106]*[.F10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7]/[.E107]*[.F10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8]/[.E108]*[.F10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09]/[.E109]*[.F10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0]/[.E110]*[.F11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1]/[.E111]*[.F11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2]/[.E112]*[.F11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3]/[.E113]*[.F11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4]/[.E114]*[.F11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5]/[.E115]*[.F11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6]/[.E116]*[.F11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7]/[.E117]*[.F11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8]/[.E118]*[.F11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19]/[.E119]*[.F11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0]/[.E120]*[.F12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1]/[.E121]*[.F12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2]/[.E122]*[.F12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3]/[.E123]*[.F12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4]/[.E124]*[.F12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5]/[.E125]*[.F12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6]/[.E126]*[.F12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7]/[.E127]*[.F12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8]/[.E128]*[.F12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29]/[.E129]*[.F12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0]/[.E130]*[.F13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1]/[.E131]*[.F13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2]/[.E132]*[.F13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3]/[.E133]*[.F13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4]/[.E134]*[.F13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5]/[.E135]*[.F13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6]/[.E136]*[.F13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7]/[.E137]*[.F13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8]/[.E138]*[.F13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39]/[.E139]*[.F13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0]/[.E140]*[.F14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1]/[.E141]*[.F14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2]/[.E142]*[.F14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3]/[.E143]*[.F143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4]/[.E144]*[.F144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5]/[.E145]*[.F145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6]/[.E146]*[.F146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7]/[.E147]*[.F147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8]/[.E148]*[.F148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49]/[.E149]*[.F149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50]/[.E150]*[.F15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51]/[.E151]*[.F151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52]/[.E152]*[.F15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number-columns-repeated="3"/>
          <table:table-cell table:formula="of:=[.D153]/[.E153]*[.F153]" office:value-type="float" office:value="0">
            <text:p>#DIV/0!</text:p>
          </table:table-cell>
          <table:table-cell table:number-columns-repeated="1017"/>
        </table:table-row>
        <table:table-row table:style-name="ro4" table:number-rows-repeated="10484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8/12/2013</text:date>, <text:time>18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8-12T18:33:35</dc:date>
    <dc:creator>brian crabtree</dc:creator>
    <meta:editing-duration>P23DT4H52M51S</meta:editing-duration>
    <meta:editing-cycles>82</meta:editing-cycles>
    <meta:generator>OpenOffice.org/3.3$Unix OpenOffice.org_project/330m20$Build-9567</meta:generator>
    <meta:document-statistic meta:table-count="3" meta:cell-count="921" meta:object-count="0"/>
    <meta:user-defined meta:name=""/>
  </office:meta>
</office:document-meta>
</file>